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Preformatted_20_Text" style:list-style-name="L13">
      <style:paragraph-properties fo:margin-left="0in" fo:margin-right="0in" fo:text-indent="0in" style:auto-text-indent="false" style:writing-mode="lr-tb"/>
    </style:style>
    <style:style style:name="P15" style:family="paragraph" style:parent-style-name="Preformatted_20_Text" style:list-style-name="L13">
      <style:paragraph-properties style:writing-mode="lr-tb"/>
    </style:style>
    <style:style style:name="P16" style:family="paragraph" style:parent-style-name="Preformatted_20_Text" style:list-style-name="L13">
      <style:paragraph-properties fo:margin-top="0in" fo:margin-bottom="0.1965in" style:contextual-spacing="false" style:writing-mode="lr-tb"/>
    </style:style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>
      <style:paragraph-properties fo:margin-left="0in" fo:margin-right="0in" fo:text-indent="0in" style:auto-text-indent="false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9" style:family="paragraph">
      <style:paragraph-properties fo:text-align="start"/>
      <style:text-properties style:font-name="Liberation Mono" fo:font-size="10pt"/>
    </style:style>
    <style:style style:name="P30" style:family="paragraph" style:parent-style-name="Text_20_body">
      <style:paragraph-properties fo:margin-top="0in" fo:margin-bottom="0in" style:contextual-spacing="false"/>
    </style:style>
    <style:style style:name="P31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loext:decorative="false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control-implementation="ooo:com.sun.star.form.component.FileControl" xml:id="control1" form:id="control1"/>
          <form:textarea form:name="prompt-textarea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<text:span text:style-name="Strong_20_Emphasis">PROJECT BIBLE — DataVisualiser Refactor &amp; Evolution Specification</text:span></text:h>
      <text:p text:style-name="Text_20_body"><text:span text:style-name="Strong_20_Emphasis">Version:</text:span> 1.0<text:line-break/><text:span text:style-name="Strong_20_Emphasis">Owner:</text:span> The Master<text:line-break/><text:span text:style-name="Strong_20_Emphasis">Purpose:</text:span> Provide a single authoritative blueprint for the system architecture, design principles, evolution plan, and constraints.</text:p>
      <text:p text:style-name="Horizontal_20_Line"/>
      <text:h text:style-name="Heading_20_1" text:outline-level="1">1. <text:span text:style-name="Strong_20_Emphasis">MISSION STATEMENT</text:span></text:h>
      <text:p text:style-name="Text_20_body">The <text:span text:style-name="Emphasis">DataVisualiser</text:span> project is a WPF-based desktop application designed to:</text:p>
      <text:list text:style-name="L1">
        <text:list-item>
          <text:p text:style-name="P1">Load structured health/metric datasets</text:p>
        </text:list-item>
        <text:list-item>
          <text:p text:style-name="P1">Allow users to explore different metric types</text:p>
        </text:list-item>
        <text:list-item>
          <text:p text:style-name="P1">Dynamically select metric subtypes (including N subtypes)</text:p>
        </text:list-item>
        <text:list-item>
          <text:p text:style-name="P1">Render data across multiple forms:</text:p>
          <text:list>
            <text:list-item>
              <text:p text:style-name="P1">Standard chart</text:p>
            </text:list-item>
            <text:list-item>
              <text:p text:style-name="P1">Normalized chart</text:p>
            </text:list-item>
            <text:list-item>
              <text:p text:style-name="P1">Difference chart</text:p>
            </text:list-item>
            <text:list-item>
              <text:p text:style-name="P1">Ratio chart</text:p>
            </text:list-item>
            <text:list-item>
              <text:p text:style-name="P1">Weekly distribution chart</text:p>
            </text:list-item>
          </text:list>
        </text:list-item>
      </text:list>
      <text:p text:style-name="Text_20_body">The project is undergoing a <text:span text:style-name="Strong_20_Emphasis">long-term refactor</text:span> from a <text:span text:style-name="Strong_20_Emphasis">God-class style architecture</text:span> toward:</text:p>
      <text:list text:style-name="L2">
        <text:list-item>
          <text:p text:style-name="P2"><text:span text:style-name="Strong_20_Emphasis">Modular structure</text:span></text:p>
        </text:list-item>
        <text:list-item>
          <text:p text:style-name="P2"><text:span text:style-name="Strong_20_Emphasis">MVVM alignment</text:span></text:p>
        </text:list-item>
        <text:list-item>
          <text:p text:style-name="P2"><text:span text:style-name="Strong_20_Emphasis">Separation of UI, logic, and data pipelines</text:span></text:p>
        </text:list-item>
        <text:list-item>
          <text:p text:style-name="P2"><text:span text:style-name="Strong_20_Emphasis">Service-based encapsulation of computation and data access</text:span></text:p>
        </text:list-item>
        <text:list-item>
          <text:p text:style-name="P2"><text:span text:style-name="Strong_20_Emphasis">Reusability, testability, and future extensibility</text:span></text:p>
        </text:list-item>
      </text:list>
      <text:p text:style-name="Horizontal_20_Line"/>
      <text:h text:style-name="Heading_20_1" text:outline-level="1"><text:soft-page-break/>2. <text:span text:style-name="Strong_20_Emphasis">CURRENT ARCHITECTURAL LAYERS</text:span></text:h>
      <text:h text:style-name="Heading_20_2" text:outline-level="2">A. <text:span text:style-name="Strong_20_Emphasis">UI Layer (WPF / MainWindow + XAML)</text:span></text:h>
      <text:p text:style-name="Text_20_body">Responsible for:</text:p>
      <text:list text:style-name="L3">
        <text:list-item>
          <text:p text:style-name="P3">Rendering the UI</text:p>
        </text:list-item>
        <text:list-item>
          <text:p text:style-name="P3">Hosting controls</text:p>
        </text:list-item>
        <text:list-item>
          <text:p text:style-name="P3">Dynamic subtype creation</text:p>
        </text:list-item>
        <text:list-item>
          <text:p text:style-name="P3">Chart panels</text:p>
        </text:list-item>
        <text:list-item>
          <text:p text:style-name="P3">Date pickers</text:p>
        </text:list-item>
        <text:list-item>
          <text:p text:style-name="P3">Toggle buttons</text:p>
        </text:list-item>
        <text:list-item>
          <text:p text:style-name="P3">Invoking ViewModel logic</text:p>
        </text:list-item>
        <text:list-item>
          <text:p text:style-name="P3">Applying UI visibility logic</text:p>
        </text:list-item>
        <text:list-item>
          <text:p text:style-name="P3">Mapping ViewModel → UI (reactive but not yet bound)</text:p>
        </text:list-item>
      </text:list>
      <text:p text:style-name="Text_20_body"><text:span text:style-name="Strong_20_Emphasis">Important:</text:span><text:line-break/>The UI <text:span text:style-name="Emphasis">still owns all WPF elements</text:span>. ViewModel does not reference any UI controls.</text:p>
      <text:p text:style-name="Horizontal_20_Line"/>
      <text:h text:style-name="Heading_20_2" text:outline-level="2">B. <text:span text:style-name="Strong_20_Emphasis">ViewModel Layer (MainWindowViewModel)</text:span></text:h>
      <text:p text:style-name="Text_20_body">Owns <text:span text:style-name="Strong_20_Emphasis">all logical state</text:span>:</text:p>
      <text:list text:style-name="L4">
        <text:list-item>
          <text:p text:style-name="P4">Selected metric type</text:p>
        </text:list-item>
        <text:list-item>
          <text:p text:style-name="P4">Selected subtypes</text:p>
        </text:list-item>
        <text:list-item>
          <text:p text:style-name="P4">Date ranges</text:p>
        </text:list-item>
        <text:list-item>
          <text:p text:style-name="P4">Visibility state of charts</text:p>
        </text:list-item>
        <text:list-item>
          <text:p text:style-name="P4">Normalization mode</text:p>
        </text:list-item>
        <text:list-item>
          <text:p text:style-name="P4">Loading states</text:p>
        </text:list-item>
        <text:list-item>
          <text:p text:style-name="P4">ChartDataContext</text:p>
        </text:list-item>
        <text:list-item>
          <text:p text:style-name="P4">LastContext</text:p>
        </text:list-item>
        <text:list-item>
          <text:p text:style-name="P4">Resolution (if included)</text:p>
        </text:list-item>
      </text:list>
      <text:h text:style-name="Heading_20_3" text:outline-level="3">Responsibilities:</text:h>
      <text:list text:style-name="L5">
        <text:list-item>
          <text:p text:style-name="P5">Central repository of all logical selections and flags</text:p>
        </text:list-item>
        <text:list-item>
          <text:p text:style-name="P5"><text:soft-page-break/>Provide commands (not bound yet)</text:p>
        </text:list-item>
        <text:list-item>
          <text:p text:style-name="P5">Provide setter methods used by MainWindow</text:p>
        </text:list-item>
        <text:list-item>
          <text:p text:style-name="P5">Prepare for full binding migration</text:p>
        </text:list-item>
        <text:list-item>
          <text:p text:style-name="P5">Never touch UI controls</text:p>
        </text:list-item>
        <text:list-item>
          <text:p text:style-name="P5">Never generate UI elements</text:p>
        </text:list-item>
      </text:list>
      <text:p text:style-name="Horizontal_20_Line"/>
      <text:h text:style-name="Heading_20_2" text:outline-level="2">C. <text:span text:style-name="Strong_20_Emphasis">Service Layer</text:span></text:h>
      <text:h text:style-name="Heading_20_3" text:outline-level="3"><text:span text:style-name="Strong_20_Emphasis">MetricSelectionService</text:span></text:h>
      <text:list text:style-name="L6">
        <text:list-item>
          <text:p text:style-name="P6">Loads metric types</text:p>
        </text:list-item>
        <text:list-item>
          <text:p text:style-name="P6">Loads subtypes</text:p>
        </text:list-item>
        <text:list-item>
          <text:p text:style-name="P6">Provides normalized naming structures</text:p>
        </text:list-item>
        <text:list-item>
          <text:p text:style-name="P6">Talks to the data source</text:p>
        </text:list-item>
      </text:list>
      <text:h text:style-name="Heading_20_3" text:outline-level="3"><text:span text:style-name="Strong_20_Emphasis">ChartUpdateCoordinator</text:span></text:h>
      <text:list text:style-name="L7">
        <text:list-item>
          <text:p text:style-name="P7">Orchestrates:</text:p>
          <text:list>
            <text:list-item>
              <text:p text:style-name="P7">Data retrieval</text:p>
            </text:list-item>
            <text:list-item>
              <text:p text:style-name="P7">Chart computation</text:p>
            </text:list-item>
            <text:list-item>
              <text:p text:style-name="P7">Chart rendering</text:p>
            </text:list-item>
          </text:list>
        </text:list-item>
        <text:list-item>
          <text:p text:style-name="P7">Uses:</text:p>
          <text:list>
            <text:list-item>
              <text:p text:style-name="P7">ChartComputationEngine</text:p>
            </text:list-item>
            <text:list-item>
              <text:p text:style-name="P7">ChartRenderEngine</text:p>
            </text:list-item>
            <text:list-item>
              <text:p text:style-name="P7">WeeklyDistributionService</text:p>
            </text:list-item>
          </text:list>
        </text:list-item>
      </text:list>
      <text:h text:style-name="Heading_20_3" text:outline-level="3"><text:span text:style-name="Strong_20_Emphasis">ChartComputationEngine</text:span></text:h>
      <text:list text:style-name="L8">
        <text:list-item>
          <text:p text:style-name="P8">Performs mathematical transforms:</text:p>
          <text:list>
            <text:list-item>
              <text:p text:style-name="P8">Normalization</text:p>
            </text:list-item>
            <text:list-item>
              <text:p text:style-name="P8">Difference</text:p>
            </text:list-item>
            <text:list-item>
              <text:p text:style-name="P8">Ratio</text:p>
            </text:list-item>
            <text:list-item>
              <text:p text:style-name="P8">Weekly aggregations</text:p>
            </text:list-item>
          </text:list>
        </text:list-item>
      </text:list>
      <text:h text:style-name="Heading_20_3" text:outline-level="3"><text:soft-page-break/><text:span text:style-name="Strong_20_Emphasis">ChartRenderEngine</text:span></text:h>
      <text:list text:style-name="L9">
        <text:list-item>
          <text:p text:style-name="P9">Prepares LiveCharts structures</text:p>
        </text:list-item>
        <text:list-item>
          <text:p text:style-name="P9">Applies color/series logic</text:p>
        </text:list-item>
        <text:list-item>
          <text:p text:style-name="P9">Creates timestamp lists</text:p>
        </text:list-item>
      </text:list>
      <text:h text:style-name="Heading_20_3" text:outline-level="3"><text:span text:style-name="Strong_20_Emphasis">WeeklyDistributionService</text:span></text:h>
      <text:list text:style-name="L10">
        <text:list-item>
          <text:p text:style-name="P10">Computes weekly aggregates</text:p>
        </text:list-item>
        <text:list-item>
          <text:p text:style-name="P10">Provides user-friendly weekly chart inputs</text:p>
        </text:list-item>
      </text:list>
      <text:p text:style-name="Horizontal_20_Line"/>
      <text:h text:style-name="Heading_20_1" text:outline-level="1">3. <text:span text:style-name="Strong_20_Emphasis">DYNAMIC SUBTYPE SYSTEM</text:span></text:h>
      <text:p text:style-name="Text_20_body"><text:span text:style-name="Strong_20_Emphasis">SubtypeSelectorManager</text:span> (owned by MainWindow) controls:</text:p>
      <text:list text:style-name="L11">
        <text:list-item>
          <text:p text:style-name="P11">The primary subtype ComboBox</text:p>
        </text:list-item>
        <text:list-item>
          <text:p text:style-name="P11">ANY number of dynamically added ComboBoxes</text:p>
        </text:list-item>
        <text:list-item>
          <text:p text:style-name="P11">The associated labels (“Metric Subtype X:”)</text:p>
        </text:list-item>
        <text:list-item>
          <text:p text:style-name="P11">The retrieval of subtype selections</text:p>
        </text:list-item>
        <text:list-item>
          <text:p text:style-name="P11">The resetting or repopulating logic</text:p>
        </text:list-item>
      </text:list>
      <text:h text:style-name="Heading_20_3" text:outline-level="3">Invariants:</text:h>
      <text:list text:style-name="L12">
        <text:list-item>
          <text:p text:style-name="P12">Dynamic subtype controls <text:span text:style-name="Strong_20_Emphasis">MUST NOT BREAK</text:span></text:p>
        </text:list-item>
        <text:list-item>
          <text:p text:style-name="P12">ViewModel never owns controls, only the logical values</text:p>
        </text:list-item>
        <text:list-item>
          <text:p text:style-name="P12">UI remains responsible for creation/destruction/replacement of the controls</text:p>
        </text:list-item>
      </text:list>
      <text:p text:style-name="Text_20_body">This part of the UI is one of the most delicate systems and is protected during MVVM migration.</text:p>
      <text:p text:style-name="Horizontal_20_Line"/>
      <text:h text:style-name="Heading_20_1" text:outline-level="1">4. <text:span text:style-name="Strong_20_Emphasis">CHART SYSTEM INVARIANTS</text:span></text:h>
      <text:h text:style-name="Heading_20_3" text:outline-level="3">Rules:</text:h>
      <text:list text:style-name="L13">
        <text:list-item>
          <text:p text:style-name="P13">MainWindow currently controls chart visibility, collapse, expansion</text:p>
        </text:list-item>
        <text:list-item>
          <text:p text:style-name="P13">ViewModel controls chart-state logic (visible vs hidden)</text:p>
        </text:list-item>
        <text:list-item>
          <text:p text:style-name="P13">LiveCharts DOM must not be manipulated by ViewModel</text:p>
        </text:list-item>
        <text:list-item>
          <text:p text:style-name="P13">No XAML binding is yet used for charts</text:p>
        </text:list-item>
        <text:list-item>
          <text:p text:style-name="P13"><text:soft-page-break/>Chart update flow:</text:p>
          <text:p text:style-name="P14"><text:span text:style-name="Source_20_Text">User Interaction <text:s/></text:span></text:p>
          <text:p text:style-name="P15"><text:span text:style-name="Source_20_Text"><text:s text:c="4"/>→ MainWindow UI Handler <text:s/></text:span></text:p>
          <text:p text:style-name="P15"><text:span text:style-name="Source_20_Text"><text:s text:c="7"/>→ VM updates logical state <text:s/></text:span></text:p>
          <text:p text:style-name="P15"><text:span text:style-name="Source_20_Text"><text:s text:c="10"/>→ MainWindow requests ChartUpdateCoordinator <text:s/></text:span></text:p>
          <text:p text:style-name="P15"><text:span text:style-name="Source_20_Text"><text:s text:c="13"/>→ ChartComputationEngine <text:s/></text:span></text:p>
          <text:p text:style-name="P15"><text:span text:style-name="Source_20_Text"><text:s text:c="13"/>→ ChartRenderEngine <text:s/></text:span></text:p>
          <text:p text:style-name="P16"><text:span text:style-name="Source_20_Text"><text:s text:c="13"/>→ UI updates chart visuals <text:s/></text:span></text:p>
        </text:list-item>
      </text:list>
      <text:p text:style-name="Horizontal_20_Line"/>
      <text:h text:style-name="Heading_20_1" text:outline-level="1">5. <text:span text:style-name="Strong_20_Emphasis">REFRACTOR PHASE MAP</text:span></text:h>
      <text:h text:style-name="Heading_20_2" text:outline-level="2">✔ Phase 1 — Move data-loading logic into services</text:h>
      <text:p text:style-name="Text_20_body">DONE.</text:p>
      <text:h text:style-name="Heading_20_2" text:outline-level="2">✔ Phase 2 — Move chart computation &amp; rendering into services</text:h>
      <text:p text:style-name="Text_20_body">DONE.</text:p>
      <text:h text:style-name="Heading_20_2" text:outline-level="2">✔ Phase 3 — Dynamic subtype system redesign</text:h>
      <text:p text:style-name="Text_20_body">DONE.</text:p>
      <text:h text:style-name="Heading_20_2" text:outline-level="2">✔ Phase 4 — Create state objects &amp; begin VM introduction</text:h>
      <text:p text:style-name="Text_20_body">DONE.</text:p>
      <text:p text:style-name="Horizontal_20_Line"/>
      <text:h text:style-name="Heading_20_1" text:outline-level="1">🟦 Phase 5 — MVVM Migration (CURRENT PHASE)</text:h>
      <text:h text:style-name="Heading_20_2" text:outline-level="2"><text:span text:style-name="Strong_20_Emphasis">Phase 5A — Introduce ViewModel &amp; state delegation (DONE)</text:span></text:h>
      <text:list text:style-name="L14">
        <text:list-item>
          <text:p text:style-name="P17">VM exists</text:p>
        </text:list-item>
        <text:list-item>
          <text:p text:style-name="P17">Services injected correctly</text:p>
        </text:list-item>
        <text:list-item>
          <text:p text:style-name="P17">Basic setter methods ready</text:p>
        </text:list-item>
        <text:list-item>
          <text:p text:style-name="P17">No bindings yet</text:p>
        </text:list-item>
        <text:list-item>
          <text:p text:style-name="P17">MainWindow owns UI logic</text:p>
        </text:list-item>
      </text:list>
      <text:h text:style-name="Heading_20_2" text:outline-level="2"><text:soft-page-break/><text:span text:style-name="Strong_20_Emphasis">Phase 5B — Synchronize event handlers → VM state (IN PROGRESS)</text:span></text:h>
      <text:list text:style-name="L15">
        <text:list-item>
          <text:p text:style-name="P18">Any logical selection must be mirrored into VM</text:p>
        </text:list-item>
        <text:list-item>
          <text:p text:style-name="P18">UI remains unchanged</text:p>
        </text:list-item>
        <text:list-item>
          <text:p text:style-name="P18">No command bindings</text:p>
        </text:list-item>
        <text:list-item>
          <text:p text:style-name="P18">No XAML changes</text:p>
        </text:list-item>
      </text:list>
      <text:p text:style-name="Text_20_body">Examples:</text:p>
      <text:list text:style-name="L16">
        <text:list-item>
          <text:p text:style-name="P19">OnMetricTypeSelectionChanged → VM.SetSelectedMetricType</text:p>
        </text:list-item>
        <text:list-item>
          <text:p text:style-name="P19">OnAnySubtypeSelectionChanged → VM.SetSelectedSubtypes</text:p>
        </text:list-item>
        <text:list-item>
          <text:p text:style-name="P19">OnFromDateChanged / OnToDateChanged → VM.SetDateRange</text:p>
        </text:list-item>
        <text:list-item>
          <text:p text:style-name="P19">Toggle buttons → VM.ToggleX</text:p>
        </text:list-item>
      </text:list>
      <text:p text:style-name="Text_20_body">This ensures <text:span text:style-name="Strong_20_Emphasis">logical state is centralized</text:span>.</text:p>
      <text:p text:style-name="Horizontal_20_Line"/>
      <text:h text:style-name="Heading_20_2" text:outline-level="2">Phase 5C — Introduce Commands (WITHOUT bindings)</text:h>
      <text:p text:style-name="Text_20_body">MainWindow will call VM commands instead of local logic.<text:line-break/>No XAML involvement.</text:p>
      <text:p text:style-name="Horizontal_20_Line"/>
      <text:h text:style-name="Heading_20_2" text:outline-level="2">Phase 5D — Gradually move non-UI logic from MainWindow → VM</text:h>
      <text:list text:style-name="L17">
        <text:list-item>
          <text:p text:style-name="P20">Validation</text:p>
        </text:list-item>
        <text:list-item>
          <text:p text:style-name="P20">Data decisions</text:p>
        </text:list-item>
        <text:list-item>
          <text:p text:style-name="P20">Mode switches</text:p>
        </text:list-item>
        <text:list-item>
          <text:p text:style-name="P20">Integration logic</text:p>
        </text:list-item>
      </text:list>
      <text:p text:style-name="Text_20_body">No breaking changes.<text:line-break/>UI is untouched.</text:p>
      <text:p text:style-name="Horizontal_20_Line"/>
      <text:h text:style-name="Heading_20_2" text:outline-level="2">Phase 5E — XAML Binding Migration (SLOW / SAFE)</text:h>
      <text:p text:style-name="Text_20_body">We introduce <text:span text:style-name="Emphasis">one</text:span> binding at a time:</text:p>
      <text:list text:style-name="L18">
        <text:list-item>
          <text:p text:style-name="P21">NormalizationMode</text:p>
        </text:list-item>
        <text:list-item>
          <text:p text:style-name="P21"><text:soft-page-break/>One toggle</text:p>
        </text:list-item>
        <text:list-item>
          <text:p text:style-name="P21">Metric type ComboBox</text:p>
        </text:list-item>
        <text:list-item>
          <text:p text:style-name="P21">Date pickers</text:p>
        </text:list-item>
        <text:list-item>
          <text:p text:style-name="P21">Subtype combo</text:p>
        </text:list-item>
        <text:list-item>
          <text:p text:style-name="P21">AddSubtype button</text:p>
        </text:list-item>
        <text:list-item>
          <text:p text:style-name="P21">LoadData</text:p>
        </text:list-item>
        <text:list-item>
          <text:p text:style-name="P21">Chart titles</text:p>
        </text:list-item>
        <text:list-item>
          <text:p text:style-name="P21">Chart visibility</text:p>
        </text:list-item>
        <text:list-item>
          <text:p text:style-name="P21">Full MVVM binding</text:p>
        </text:list-item>
      </text:list>
      <text:p text:style-name="Text_20_body">At each step:</text:p>
      <text:list text:style-name="L19">
        <text:list-item>
          <text:p text:style-name="P22">Validate</text:p>
        </text:list-item>
        <text:list-item>
          <text:p text:style-name="P22">Regression-test</text:p>
        </text:list-item>
        <text:list-item>
          <text:p text:style-name="P22">Continue</text:p>
        </text:list-item>
      </text:list>
      <text:p text:style-name="Horizontal_20_Line"/>
      <text:h text:style-name="Heading_20_1" text:outline-level="1">6. <text:span text:style-name="Strong_20_Emphasis">DESIGN PRINCIPLES &amp; INVARIANTS</text:span></text:h>
      <text:h text:style-name="Heading_20_2" text:outline-level="2">A. <text:span text:style-name="Strong_20_Emphasis">The ViewModel never references UI controls. Ever.</text:span></text:h>
      <text:h text:style-name="Heading_20_2" text:outline-level="2">B. <text:span text:style-name="Strong_20_Emphasis">The UI (MainWindow) remains the authority on WPF element creation.</text:span></text:h>
      <text:h text:style-name="Heading_20_2" text:outline-level="2">C. <text:span text:style-name="Strong_20_Emphasis">State should ALWAYS be stored in the ViewModel.</text:span></text:h>
      <text:p text:style-name="Text_20_body">UI should read from VM, not store state itself.</text:p>
      <text:h text:style-name="Heading_20_2" text:outline-level="2">D. <text:span text:style-name="Strong_20_Emphasis">Dynamic subtype UI logic must be preserved</text:span></text:h>
      <text:p text:style-name="Text_20_body">It is nontrivial and must not break during MVVM migration.</text:p>
      <text:h text:style-name="Heading_20_2" text:outline-level="2">E. <text:span text:style-name="Strong_20_Emphasis">Chart rendering pipeline remains in MainWindow + services until Phase 6</text:span></text:h>
      <text:p text:style-name="Text_20_body">We do not bind chart series directly.</text:p>
      <text:h text:style-name="Heading_20_2" text:outline-level="2"><text:soft-page-break/>F. <text:span text:style-name="Strong_20_Emphasis">Changes must be REVERISBLE</text:span></text:h>
      <text:p text:style-name="Text_20_body">No large breaking refactors.</text:p>
      <text:h text:style-name="Heading_20_2" text:outline-level="2">G. <text:span text:style-name="Strong_20_Emphasis">XAML binding moves only after VM is mature</text:span></text:h>
      <text:p text:style-name="Text_20_body">We do not bind prematurely.</text:p>
      <text:p text:style-name="Horizontal_20_Line"/>
      <text:h text:style-name="Heading_20_1" text:outline-level="1">7. <text:span text:style-name="Strong_20_Emphasis">WHAT THE VIEWMODEL OWNS NOW</text:span></text:h>
      <text:list text:style-name="L20">
        <text:list-item>
          <text:p text:style-name="P23">Selected metric type</text:p>
        </text:list-item>
        <text:list-item>
          <text:p text:style-name="P23">Selected subtypes</text:p>
        </text:list-item>
        <text:list-item>
          <text:p text:style-name="P23">Date range</text:p>
        </text:list-item>
        <text:list-item>
          <text:p text:style-name="P23">Current normalization mode</text:p>
        </text:list-item>
        <text:list-item>
          <text:p text:style-name="P23">Chart visibility flags</text:p>
        </text:list-item>
        <text:list-item>
          <text:p text:style-name="P23">ChartDataContext</text:p>
        </text:list-item>
        <text:list-item>
          <text:p text:style-name="P23">Last chart context</text:p>
        </text:list-item>
        <text:list-item>
          <text:p text:style-name="P23">Loading states</text:p>
        </text:list-item>
        <text:list-item>
          <text:p text:style-name="P23">Resolution (if added)</text:p>
        </text:list-item>
        <text:list-item>
          <text:p text:style-name="P23">Any “logical decision” state</text:p>
        </text:list-item>
      </text:list>
      <text:p text:style-name="Horizontal_20_Line"/>
      <text:h text:style-name="Heading_20_1" text:outline-level="1">8. <text:span text:style-name="Strong_20_Emphasis">WHAT MAINWINDOW STILL OWNS</text:span></text:h>
      <text:list text:style-name="L21">
        <text:list-item>
          <text:p text:style-name="P24">All visual behavior</text:p>
        </text:list-item>
        <text:list-item>
          <text:p text:style-name="P24">All dynamic UI constructions</text:p>
        </text:list-item>
        <text:list-item>
          <text:p text:style-name="P24">All chart panel visibility transitions</text:p>
        </text:list-item>
        <text:list-item>
          <text:p text:style-name="P24">All chart controls</text:p>
        </text:list-item>
        <text:list-item>
          <text:p text:style-name="P24">All ComboBox instances</text:p>
        </text:list-item>
        <text:list-item>
          <text:p text:style-name="P24">All data-binding source lists (until Phase 5E+)</text:p>
        </text:list-item>
        <text:list-item>
          <text:p text:style-name="P24">The SelectorManager (dynamic subtype engine)</text:p>
        </text:list-item>
        <text:list-item>
          <text:p text:style-name="P24">Any LiveCharts DOM manipulation</text:p>
        </text:list-item>
      </text:list>
      <text:p text:style-name="Text_20_body">This division is <text:span text:style-name="Strong_20_Emphasis">deliberate</text:span> and <text:span text:style-name="Strong_20_Emphasis">temporary</text:span> but necessary.</text:p>
      <text:p text:style-name="Horizontal_20_Line"><text:soft-page-break/></text:p>
      <text:h text:style-name="Heading_20_1" text:outline-level="1">9. <text:span text:style-name="Strong_20_Emphasis">FILES NECESSARY FOR FUTURE THREAD CONTINUATION</text:span></text:h>
      <text:p text:style-name="Text_20_body">When starting a new conversation, you must upload:</text:p>
      <text:list text:style-name="L22">
        <text:list-item>
          <text:p text:style-name="P25"><text:span text:style-name="Strong_20_Emphasis">MainWindow.xaml</text:span> (latest)</text:p>
        </text:list-item>
        <text:list-item>
          <text:p text:style-name="P25"><text:span text:style-name="Strong_20_Emphasis">MainWindow.xaml.cs</text:span> (latest)</text:p>
        </text:list-item>
        <text:list-item>
          <text:p text:style-name="P25"><text:span text:style-name="Strong_20_Emphasis">MainWindowViewModel.cs</text:span> (latest)</text:p>
        </text:list-item>
      </text:list>
      <text:p text:style-name="Text_20_body">And paste the Project Bible.</text:p>
      <text:p text:style-name="Text_20_body">This rehydrates the entire system.</text:p>
      <text:p text:style-name="Horizontal_20_Line"/>
      <text:h text:style-name="Heading_20_1" text:outline-level="1">10. <text:span text:style-name="Strong_20_Emphasis">WHAT “DONE” LOOKS LIKE</text:span></text:h>
      <text:p text:style-name="Text_20_body">Full MVVM compliance with:</text:p>
      <text:p text:style-name="Text_20_body">✔ XAML binding of selections, date pickers, toggles, commands<text:line-break/>✔ Chart updates triggered by VM state changes<text:line-break/>✔ ViewModel containing <text:span text:style-name="Emphasis">all non-UI</text:span> logic<text:line-break/>✔ Services handling all computation and data retrieval<text:line-break/>✔ MainWindow acting as pure WPF shell<text:line-break/>✔ Fully dynamic subtype system preserved<text:line-break/>✔ No God classes<text:line-break/>✔ Modular, maintainable architecture<text:line-break/>✔ High testability of logic components<text:line-break/>✔ UI stable and predictable</text:p>
      <text:p text:style-name="Horizontal_20_Line"/>
      <text:h text:style-name="Heading_20_1" text:outline-level="1">🟩 <text:span text:style-name="Strong_20_Emphasis">This is your canonical, authoritative specification.</text:span></text:h>
      <text:p text:style-name="Text_20_body">If you provide this document + your three main files at the start of any future conversation, I can:</text:p>
      <text:list text:style-name="L23">
        <text:list-item>
          <text:p text:style-name="P26">Reconstruct the entire mental model of the project</text:p>
        </text:list-item>
        <text:list-item>
          <text:p text:style-name="P26">Know exactly which phase you’re in</text:p>
        </text:list-item>
        <text:list-item>
          <text:p text:style-name="P26">Avoid any regressions</text:p>
        </text:list-item>
        <text:list-item>
          <text:p text:style-name="P26"><text:soft-page-break/>Maintain architectural intent</text:p>
        </text:list-item>
        <text:list-item>
          <text:p text:style-name="P26">Continue evolving the codebase safely</text:p>
        </text:list-item>
        <text:list-item>
          <text:p text:style-name="P26">Keep the dynamic subtype system intact</text:p>
        </text:list-item>
        <text:list-item>
          <text:p text:style-name="P26">Prevent MVVM violations</text:p>
        </text:list-item>
        <text:list-item>
          <text:p text:style-name="P26">Keep chart rendering logic consistent</text:p>
        </text:list-item>
        <text:list-item>
          <text:p text:style-name="P26">Avoid drifting away from your actual goals</text:p>
        </text:list-item>
        <text:list-item>
          <text:p text:style-name="P26">Keep the discussion coherent at a global level</text:p>
        </text:list-item>
      </text:list>
      <text:p text:style-name="Text_20_body">Every large AI-assisted project eventually needs something like this.<text:line-break/>You now have it.</text:p>
      <text:p text:style-name="Horizontal_20_Line"/>
      <text:h text:style-name="Heading_20_1" text:outline-level="1">🟦 <text:span text:style-name="Strong_20_Emphasis">If you’d like, I can also generate:</text:span></text:h>
      <text:h text:style-name="Heading_20_3" text:outline-level="3">✔ A companion "System Architecture Diagram"</text:h>
      <text:h text:style-name="Heading_20_3" text:outline-level="3">✔ A module dependency graph</text:h>
      <text:h text:style-name="Heading_20_3" text:outline-level="3">✔ A folder layout recommendation</text:h>
      <text:h text:style-name="Heading_20_3" text:outline-level="3">✔ A unit testing roadmap</text:h>
      <text:h text:style-name="Heading_20_3" text:outline-level="3">✔ A "Phase 6" plan (chart binding migration)</text:h>
      <text:h text:style-name="Heading_20_3" text:outline-level="3">✔ A “Quick-Start Bundle” to paste at the beginning of new threads</text:h>
      <text:p text:style-name="Text_20_body">Just tell me:</text:p>
      <text:p text:style-name="Text_20_body">👉 <text:span text:style-name="Strong_20_Emphasis">“Generate the follow-up documents.”</text:span></text:p>
      <text:section text:style-name="Sect1" text:name="thread-bottom-container">
        <text:p text:style-name="P27"/>
        <text:section text:style-name="Sect1" text:name="thread-bottom">
          <text:p text:style-name="P28"><draw:control text:anchor-type="as-char" draw:z-index="0" draw:name="Shape1" draw:style-name="gr1" draw:text-style-name="P29" svg:width="1.7087in" svg:height="0.2295in" draw:control="control1"/></text:p>
          <text:p text:style-name="P30"><draw:control text:anchor-type="as-char" draw:z-index="1" draw:name="Shape2" draw:style-name="gr2" draw:text-style-name="P31" svg:width="1.6252in" svg:height="0.313in" draw:control="control2"/></text:p>
          <text:section text:style-name="Sect1" text:name="prompt-textarea">
            <text:p text:style-name="P27"/>
          </text:section>
        </text:section>
        <text:p text:style-name="P30">ChatGPT can make mistakes. Check important info. See Cookie Preferences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09:52:40.919858900</meta:creation-date>
    <dc:date>2025-12-07T09:55:00.838815200</dc:date>
    <meta:editing-duration>PT2M21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10" meta:paragraph-count="224" meta:word-count="1218" meta:character-count="7676" meta:non-whitespace-character-count="6736"/>
  </office:meta>
</office:document-meta>
</file>